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57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uzzah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" office:value-type="string" calcext:value-type="string">
            <text:p>1.GND-Gound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brown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2.VCC-Positive Voltage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urpl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3.SCL-Clock 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PULL_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4.SDA-Data 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ULL_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5.RES-Res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6.DC-Data/Dem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7.CS-Chip Sel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D1351</text:p>
          </table:table-cell>
          <table:table-cell table:style-name="ce2" office:value-type="string" calcext:value-type="string">
            <text:p>1.GND-G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ED</text:p>
          </table:table-cell>
          <table:table-cell table:style-name="ce2" office:value-type="string" calcext:value-type="string">
            <text:p>2.VCC-Positive Voltage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red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3.SCL-Clock L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4.SDA-Data 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5.RES-Res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6.DC-Data/Dem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7.CS-Chip Sel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9814</text:p>
          </table:table-cell>
          <table:table-cell office:value-type="string" calcext:value-type="string">
            <text:p>GND</text:p>
          </table:table-cell>
          <table:table-cell table:style-name="Default"/>
          <table:table-cell/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ut (ADC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ra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R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Ry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ttons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coder</text:p>
          </table:table-cell>
          <table:table-cell office:value-type="string" calcext:value-type="string">
            <text:p>GND</text:p>
          </table:table-cell>
          <table:table-cell table:style-name="Default"/>
          <table:table-cell/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r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hi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croSD</text:p>
          </table:table-cell>
          <table:table-cell office:value-type="string" calcext:value-type="string">
            <text:p>V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table:style-name="Default"/>
          <table:table-cell office:value-type="string" calcext:value-type="string">
            <text:p>s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PULL_U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Huzza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m orange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om purple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om purple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NDC logo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ght (go left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ft (go right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 Matrix</text:p>
          </table:table-cell>
          <table:table-cell office:value-type="string" calcext:value-type="string">
            <text:p>3v</text:p>
          </table:table-cell>
          <table:table-cell table:style-name="Default"/>
          <table:table-cell/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Default"/>
          <table:table-cell/>
          <table:table-cell office:value-type="string" calcext:value-type="string">
            <text:p>yell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rd pins" table:style-name="ta1">
        <table:table-column table:style-name="co3" table:number-columns-repeated="3" table:default-cell-style-name="Default"/>
        <table:table-row table:style-name="ro2">
          <table:table-cell/>
          <table:table-cell office:value-type="string" calcext:value-type="string">
            <text:p>lolin32 lite</text:p>
          </table:table-cell>
          <table:table-cell office:value-type="string" calcext:value-type="string">
            <text:p>huzzah feather</text:p>
          </table:table-cell>
        </table:table-row>
        <table:table-row table:style-name="ro2"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miso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8:41:38.549384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15:36.792648817</meta:creation-date>
    <dc:date>2018-06-14T20:08:26.988459634</dc:date>
    <meta:editing-duration>P2DT3H32M49S</meta:editing-duration>
    <meta:editing-cycles>53</meta:editing-cycles>
    <meta:generator>LibreOffice/5.4.5.1$Linux_X86_64 LibreOffice_project/40m0$Build-1</meta:generator>
    <meta:document-statistic meta:table-count="3" meta:cell-count="181" meta:object-count="0"/>
  </office:meta>
</office:document-meta>
</file>